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style:style>
    <style:style style:name="P81"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5" style:family="paragraph" style:parent-style-name="Standard">
      <style:paragraph-properties fo:margin-left="0in" fo:margin-right="0in" fo:text-align="justify" style:justify-single-word="false" fo:text-indent="0.1965in" style:auto-text-indent="false"/>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3"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text-align="center" style:justify-single-word="false"/>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text-properties fo:language="en" fo:country="US"/>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in" fo:margin-right="0in" fo:text-align="center"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in" style:auto-text-indent="false"/>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fo:margin-top="0in" fo:margin-bottom="0.0835in" loext:contextual-spacing="false" fo:text-align="justify" style:justify-single-word="false"/>
      <style:text-properties fo:language="en" fo:country="US"/>
    </style:style>
    <style:style style:name="P14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Standard">
      <style:text-properties fo:font-style="italic" style:font-style-asian="italic" style:font-style-complex="italic"/>
    </style:style>
    <style:style style:name="P15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3" style:family="paragraph" style:parent-style-name="Text_20_body">
      <style:paragraph-properties fo:margin-left="0in" fo:margin-right="0in" fo:text-align="justify" style:justify-single-word="false" fo:text-indent="0.1965in" style:auto-text-indent="false"/>
      <style:text-properties fo:language="ru" fo:country="RU" officeooo:paragraph-rsid="0006058a"/>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762b0"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9fdfa"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c32c" officeooo:paragraph-rsid="0008c32c" style:font-style-asian="normal" style:font-weight-asian="normal" style:font-style-complex="normal" style:font-weight-complex="normal"/>
    </style:style>
    <style:style style:name="P158" style:family="paragraph" style:parent-style-name="Heading_20_2">
      <style:text-properties fo:language="en" fo:country="US"/>
    </style:style>
    <style:style style:name="P159" style:family="paragraph" style:parent-style-name="Heading_20_2">
      <style:paragraph-properties fo:text-align="justify" style:justify-single-word="false"/>
    </style:style>
    <style:style style:name="P160" style:family="paragraph" style:parent-style-name="Heading_20_1">
      <style:paragraph-properties fo:margin-left="0in" fo:margin-right="0in" fo:text-align="center" style:justify-single-word="false" fo:text-indent="0.1965in" style:auto-text-indent="false"/>
    </style:style>
    <style:style style:name="P16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047f6c"/>
    </style:style>
    <style:style style:name="T79" style:family="text">
      <style:text-properties officeooo:rsid="0006058a"/>
    </style:style>
    <style:style style:name="T80" style:family="text">
      <style:text-properties officeooo:rsid="000762b0"/>
    </style:style>
    <style:style style:name="T81" style:family="text">
      <style:text-properties officeooo:rsid="0008c32c"/>
    </style:style>
    <style:style style:name="T82" style:family="text">
      <style:text-properties officeooo:rsid="0009fdfa"/>
    </style:style>
    <style:style style:name="T83" style:family="text">
      <style:text-properties officeooo:rsid="000ac6ef"/>
    </style:style>
    <style:style style:name="T84" style:family="text">
      <style:text-properties officeooo:rsid="000b3cfb"/>
    </style:style>
    <style:style style:name="T85" style:family="text">
      <style:text-properties officeooo:rsid="000b94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0" text:outline-level="1">Последний фанфик</text:h>
      <text:p text:style-name="P52"/>
      <text:h text:style-name="P15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4"/>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
      <text:p text:style-name="P31"><text:span text:style-name="T11">RnD-</text:span><text:span text:style-name="T1">зона</text:span><text:span text:style-name="T1"><text:note text:id="ftn3" text:note-class="footnote"><text:note-citation>3</text:note-citation><text:note-body><text:p text:style-name="P14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9"><text:span text:style-name="T11">– Нэш, к</text:span>ак называется наш проект?</text:p>
      <text:p text:style-name="P77"><text:span text:style-name="T8">– </text:span><text:span text:style-name="T58">Дайсон.</text:span></text:p>
      <text:p text:style-name="P77"><text:span text:style-name="T8">– </text:span><text:span text:style-name="T58">Сколько тебе лет?</text:span></text:p>
      <text:p text:style-name="P77"><text:span text:style-name="T8">– </text:span><text:span text:style-name="T58">Два года с начала запуска кластера.</text:span></text:p>
      <text:p text:style-name="P77"><text:soft-page-break/><text:span text:style-name="T8">– </text:span><text:span text:style-name="T58">Какой сейчас год?</text:span></text:p>
      <text:p text:style-name="P77"><text:span text:style-name="T8">– </text:span><text:span text:style-name="T48">20</text:span><text:span text:style-name="T34">19</text:span><text:span text:style-name="T58">-й.</text:span></text:p>
      <text:p text:style-name="P23"/>
      <text:p text:style-name="P31">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9"><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7"><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7">Бип-бип-бип.</text:p>
      <text:p text:style-name="P107"/>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8"/>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8"/>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8"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text:span><text:soft-page-break/><text:span text:style-name="T51">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text:soft-page-break/>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text:soft-page-break/>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text:soft-page-break/>–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text:soft-page-break/>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text:p>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oft-page-break/><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text:soft-page-break/>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text:soft-page-break/></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8" text:outline-level="2"><text:soft-page-break/>3. Норф</text:h>
      <text:p text:style-name="P80"/>
      <text:p text:style-name="P21">Глава IV. Пределы магии</text:p>
      <text:p text:style-name="P18"/>
      <text:p text:style-name="P21">Вашему покорному слуге известны четыре предела магии: </text:p>
      <text:p text:style-name="P21"/>
      <text:list xml:id="list7881138514709258644"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8"/>
      <text:p text:style-name="P78"><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8">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8">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8"/>
      <text:p text:style-name="P78">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8"><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8">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8">Так, что тут у нас?</text:p>
      <text:p text:style-name="P78"/>
      <text:p text:style-name="P78">“<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8"/>
      <text:p text:style-name="P78">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8">Газета полетела в мусорное ведро.</text:p>
      <text:p text:style-name="P78"/>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8">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text:p>
      <text:p text:style-name="P78">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8"/>
      <text:p text:style-name="P78">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text:soft-page-break/></text:p>
      <text:p text:style-name="P78"><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text:soft-page-break/>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text:soft-page-break/>–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oft-page-break/><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text:soft-page-break/>–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text:span><text:soft-page-break/><text:span text:style-name="T1">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text:soft-page-break/>–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text:soft-page-break/></text:p>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text:soft-page-break/>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text:soft-page-break/>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6">и-и-и</text:span>-<text:span text:style-name="T77">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text:soft-page-break/>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soft-page-break/></text:p>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text:soft-page-break/></text:p>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text:soft-page-break/></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text:soft-page-break/>–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text:soft-page-break/>–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text:soft-page-break/>–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text:soft-page-break/>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text:soft-page-break/>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text:soft-page-break/>–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text:soft-page-break/></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text:soft-page-break/>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text:soft-page-break/>«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text:soft-page-break/>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1">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text:soft-page-break/>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text:soft-page-break/>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text:soft-page-break/>–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text:soft-page-break/>–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text:soft-page-break/></text:p>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text:soft-page-break/>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8" text:outline-level="2">8. Стыд</text:h>
      <text:p text:style-name="P140"/>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text:soft-page-break/></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text:soft-page-break/></text:p>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7"/>
      <text:p text:style-name="P47">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text:soft-page-break/>–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text:soft-page-break/>–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text:soft-page-break/>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2"/>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text:soft-page-break/>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text:soft-page-break/>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text:soft-page-break/></text:p>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7">–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7"/>
      <text:p text:style-name="P47">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1">“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1">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text:soft-page-break/>–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
      <text:p text:style-name="P47">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
      <text:p text:style-name="P47">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7"/>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text:p text:style-name="P47">–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text:soft-page-break/>–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
      <text:p text:style-name="P47">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7"/>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1"/>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1"/>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1">Брось. </text:p>
      <text:p text:style-name="P58"><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8"/>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35">Я зевнул.</text:p>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oft-page-break/><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3"/>
      <text:p text:style-name="P73">Я скосил глаз на стражника. Тот сжал губы, но надувшиеся щёки выдавали еле сдерживаемое ржание.</text:p>
      <text:p text:style-name="P73">Проклятье! Чёртов троллоло издевается надо мной! Лишь наше прибытие сдержало рвущиеся наружу ругательства.</text:p>
      <text:p text:style-name="P73"/>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text:soft-page-break/>–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тригонометрию, если арифметика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7"/>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oft-page-break/><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7"/>
      <text:p text:style-name="P35">Селестия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47">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7">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text:soft-page-break/>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7"/>
      <text:p text:style-name="P35"><text:soft-page-break/><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ья остались в прошлом,</text:p><text:p text:style-name="P145">Пустота пришла в мой 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text:p>
      <text:p text:style-name="P35"/>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ов в карманы, чтобы не улететь под потолок от счастья!</text:p>
      <text:p text:style-name="P47"/>
      <text:p text:style-name="P35"><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7">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
      <text:p text:style-name="P47">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на табуретке.</text:p>
      <text:p text:style-name="P47"/>
      <text:p text:style-name="P47"><text:soft-page-break/>–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7">Селестия густо покраснела.</text:p>
      <text:p text:style-name="P47"/>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7"/>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7"><text:soft-page-break/>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тобой? Но… как?</text:p>
      <text:p text:style-name="P47"/>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7"/>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7">Достав из шкафчика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text:p text:style-name="P47">Она ещё спрашивает! Тебя сейчас можно использовать вместо половичка под её копытами, Анон!</text:p>
      <text:p text:style-name="P47"/>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7">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
      <text:p text:style-name="P47">Я расхохотался, <text:s/>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text:soft-page-break/>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
      <text:p text:style-name="P47">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text:soft-page-break/></text:p>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64"><text:soft-page-break/>… </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text:soft-page-break/>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text:soft-page-break/>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7"/>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7"/>
      <text:p text:style-name="P35">–<text:span text:style-name="T1"> Отправляйся, Анон. Очень надеюсь на успех твоей миссии. Обязательно пиши!</text:span></text:p>
      <text:p text:style-name="P47">Селестия вышла из зала, подметая хвостом пол.</text:p>
      <text:p text:style-name="P35"/>
      <text:p text:style-name="P36">***</text:p>
      <text:p text:style-name="P35"/>
      <text:p text:style-name="P43"><text:soft-page-break/>“<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3"/>
      <text:p text:style-name="P50">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0"/>
      <text:p text:style-name="P50">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0">Но не сейчас.</text:p>
      <text:p text:style-name="P50"/>
      <text:p text:style-name="P50">Я встал, забросил сумку на плечо и двинулся к вокзалу.</text:p>
      <text:p text:style-name="P50"/>
      <text:p text:style-name="P40">***</text:p>
      <text:p text:style-name="P35"/>
      <text:p text:style-name="P41">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1">Но со временем магии стало меньше, а мир стал более <text:span text:style-name="T1">твёрд и реален</text:span>.</text:p>
      <text:p text:style-name="P41"/>
      <text:p text:style-name="P41">–<text:span text:style-name="T1"> Но магия есть и сейчас, ма-ам!</text:span></text:p>
      <text:p text:style-name="P41"><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8"/>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58"/>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
      <text:p text:style-name="P41">–<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text:soft-page-break/>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text:p text:style-name="P58">– Ма-ам, а со мной связан элементаль?</text:p>
      <text:p text:style-name="P58">– Конечно, Эйприл. В каждом из нас есть её бессмертная искорка.</text:p>
      <text:p text:style-name="P58"/>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1"><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8">То есть, всегда.</text:p>
      <text:p text:style-name="P58"/>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1">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2"><text:soft-page-break/></text:p>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4"/>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4"/>
      <text:p text:style-name="P46">***</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7">…</text:p>
      <text:p text:style-name="P47">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7">…</text:p>
      <text:p text:style-name="P47">– … Анонимус, вы меня слушаете? – мэр махала копытом у меня перед лицом.</text:p>
      <text:p text:style-name="P47">–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7">–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7">–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7"/>
      <text:p text:style-name="P47"><text:soft-page-break/>Душе было всё равно. Мой палец бесцельно блуждал по карте.</text:p>
      <text:p text:style-name="P47">–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7"/>
      <text:p text:style-name="P47">Ох, щит! Мой палец дёрнулся в угол карты.</text:p>
      <text:p text:style-name="P47"/>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text:soft-page-break/></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7"/>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text:p text:style-name="P35"><text:soft-page-break/>–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text:span text:style-name="T1">а</text:span>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text:soft-page-break/>–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text:soft-page-break/>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7"/>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7">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7"/>
      <text:p text:style-name="P47">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35">– Ой-ёй! Совсем забыла про ускоритель! Минуточку!</text:p>
      <text:p text:style-name="P35"><text:soft-page-break/>Твайлайт метнулась к лестнице в подвал.</text:p>
      <text:p text:style-name="P35"/>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1">“…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5"/>
      <text:p text:style-name="P35">Смятый листок отправился в карман.</text:p>
      <text:p text:style-name="P35">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5"><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7">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text:soft-page-break/>–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7"/>
      <text:p text:style-name="P47">У меня волосы на загривке встали дыбом — у заучки чуть ли не слюна изо рта капала!</text:p>
      <text:p text:style-name="P47">Я прочистил горло.</text:p>
      <text:p text:style-name="P47"/>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7">– Упс!</text:p>
      <text:p text:style-name="P47">Глаза единорожки забегали.</text:p>
      <text:p text:style-name="P47"/>
      <text:p text:style-name="P35">– <text:span text:style-name="T1">Эмм… М-м-м… Мда. А, точно, вспоминаю что-то такое.</text:span></text:p>
      <text:p text:style-name="P47">Твайлайт вздохнула. Уши её обвисли.</text:p>
      <text:p text:style-name="P47"/>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5"><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
      <text:p text:style-name="P35">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soft-page-break/>…</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7"/>
      <text:p text:style-name="P47">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Спайк.</text:p>
      <text:p text:style-name="P35">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5"/>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елась перед зеркалом и говорила: «Ну почему я не…»</text:p>
      <text:p text:style-name="P47">–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7"/>
      <text:p text:style-name="P36">***</text:p>
      <text:p text:style-name="P35"/>
      <text:p text:style-name="P14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0"/>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па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3"/>
      <text:p text:style-name="P47"><text:soft-page-break/>– СПАЙК!!! Откуда ты взял этот листок?!! – Твайлайт покраснела, как варёный рак, и выхватила бумажку из моих рук.</text:p>
      <text:p text:style-name="P47">– У тебя в черновиках, разумеется. Ты сама сказала экономить бумагу, – пожал плечами дракончик.</text:p>
      <text:p text:style-name="P47"/>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Что-то я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Рассказывай, – я устроился поудобнее. – Я тебя внимательно слушаю.</text:p>
      <text:p text:style-name="P47"/>
      <text:p text:style-name="P48">***</text:p>
      <text:p text:style-name="P35"/>
      <text:p text:style-name="P35">…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8">– Ага, он был закладкой в четвёртом номере «PlayMare», в разделе «Тридцать две позы, которые удивят вашу френдпони».</text:p>
      <text:p text:style-name="P58"><text:soft-page-break/>– Спайк! Немедленно ложись спать!</text:p>
      <text:p text:style-name="P58">– Уже иду. Кукурузу только доем и иду.</text:p>
      <text:p text:style-name="P58">– Кстати, а что за безумие было у Стар Свирла?</text:p>
      <text:p text:style-name="P58">–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text:p text:style-name="P47">–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text:p text:style-name="P47">–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7"><text:soft-page-break/>–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5"/>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80"/>
      <text:p text:style-name="P58">Дата: 12.04.2142 А.<text:span text:style-name="T11">C</text:span>.</text:p>
      <text:p text:style-name="P58">Эксперимент: заклинание Прозрения</text:p>
      <text:p text:style-name="P58"><text:soft-page-break/>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59"/>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78">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1"/>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3"><text:soft-page-break/></text:p>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5">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0"/>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2">~~~</text:p>
      <text:p text:style-name="P42"/>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1"><text:span text:style-name="T1">Примечание:</text:span> <text:span text:style-name="T40">чёрный экран?</text:span></text:p>
      <text:p text:style-name="P43"/>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text:soft-page-break/>Замечания: испытуемая отказалась дать описание сна.</text:p>
      <text:p text:style-name="P58"/>
      <text:p text:style-name="P42">~~~</text:p>
      <text:p text:style-name="P42"/>
      <text:p text:style-name="P58">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испытуемой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2">~~~</text:p>
      <text:p text:style-name="P42"/>
      <text:p text:style-name="P58">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1: при виде кексиков истерика случилась с Пинки Пай.</text:p>
      <text:p text:style-name="P58">Примечание 2: через месяц испытуемая избавилась от страха перед Рэйнбоу Дэш, хотя при виде радуги по-прежнему старается спрятаться.</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text:soft-page-break/>14. <text:span text:style-name="T1">Конец времён</text:span></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99">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8">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1">Смысл снов остальных участников опыта для меня остаётся загадкой. Посылаю тебе дневник эксперимента, это лучше всяких словесных описаний.</text:p>
      <text:p text:style-name="P58">Я уже говорил, что Луна запретила Твайлайт дальнейшие изыскания в этой сфере? Э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в научном рвении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7"/>
      <text:p text:style-name="P47">Ась? Секунду назад там никого не было!</text:p>
      <text:p text:style-name="P47"><text:soft-page-break/>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гривой пегаска вызывала ассоциации с мальчишкой.</text:p>
      <text:p text:style-name="P47"/>
      <text:p text:style-name="P47">– А что такого с твоим домом? – поинтересовался я.</text:p>
      <text:p text:style-name="P47">Пегаска почесала задней ногой за ухом. На худеньком теле неожиданно проступили рельефные мышцы.</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text:p text:style-name="P47">– Рэйнбоу Дэш! – представилась пегаска. – А ты Анон, точняк?</text:p>
      <text:p text:style-name="P47">Пегаска протянула мне копыто.</text:p>
      <text:p text:style-name="P47"/>
      <text:p text:style-name="P47">Я уже протянул было руку, но тут увидел нечто, после чего мне на глаза медленно опустилась красная пелена.</text:p>
      <text:p text:style-name="P47"/>
      <text:p text:style-name="P47">Бля-а-а!</text:p>
      <text:p text:style-name="P47">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7"/>
      <text:p text:style-name="P47">Час работы к чёрту.</text:p>
      <text:p text:style-name="P47">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7"/>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text:p text:style-name="P47">– Можешь! – наконец придумал я, как мне казалось, остроумный ответ. – Надо принести кое-чего.</text:p>
      <text:p text:style-name="P47">–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т, так далеко не надо, – остановил я её с ухмылкой. – Сгоняй-ка за пивом. У меня как раз закончилось.</text:p>
      <text:p text:style-name="P47"/>
      <text:p text:style-name="P47">Пегаска застыла на месте, не веря услышанному.</text:p>
      <text:p text:style-name="P47"><text:soft-page-break/>–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7"/>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Дэш.</text:p>
      <text:p text:style-name="P47"/>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7"/>
      <text:p text:style-name="P47">Смех рвался наружу мощым потоком, я просто ухахатывался, упав под стол.</text:p>
      <text:p text:style-name="P47"/>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
      <text:p text:style-name="P47">Я отсмеялся, наклонился через стол и потрепал пегаску по чёлке. Та в ответ с готовностью подставила голову.</text:p>
      <text:p text:style-name="P47"/>
      <text:p text:style-name="P47">–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text:soft-page-break/>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7"/>
      <text:p text:style-name="P47">– Спасибо, что напомнила. Буду тебе признателен, если покажешь завтра утром, где живёт Зекора.</text:p>
      <text:p text:style-name="P47">Пегаска отрицательно помотала головой.</text:p>
      <text:p text:style-name="P47">–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
      <text:p text:style-name="P47">Пегаска уселась вплотную и поддела головой мою руку.</text:p>
      <text:p text:style-name="P47">– Почесушек! И не говори мне, что не умеешь! Ты только что делал это совершенно бесплатно!</text:p>
      <text:p text:style-name="P47"/>
      <text:p text:style-name="P47">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
      <text:p text:style-name="P47">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7"><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5">Я старался шагать по шпалам, чтобы не сбивать шаг. Очертания пегаски расплывались впереди, на границе освещённого участка.</text:p>
      <text:p text:style-name="P35"/>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text:p>
      <text:p text:style-name="P47">Дэш вздохнула.</text:p>
      <text:p text:style-name="P47">– В жизни бы оттуда не слиняла, если бы не тёрки с некоторыми клаудсдейлскими идиотами.</text:p>
      <text:p text:style-name="P47"/>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
      <text:p text:style-name="P47">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7"/>
      <text:p text:style-name="P47"><text:soft-page-break/>–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text:p text:style-name="P47">– Входи, Тот-Кого-Нет, – раздался вдруг низкий голос в темноте. – И ты, маленькая пегаска, тоже не стой на пороге.</text:p>
      <text:p text:style-name="P47"/>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7"/>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
      <text:p text:style-name="P47">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7"/>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7">С чокнутыми лучше не спорить, Анон!</text:p>
      <text:p text:style-name="P47"/>
      <text:p text:style-name="P47">– У нашего народа есть предание о том, кто придёт в конце времён. Значит, я чувствовала правильно. Конец действительно близок.</text:p>
      <text:p text:style-name="P47"><text:soft-page-break/>Зекора нашла нужную страницу и стала читать.</text:p>
      <text:p text:style-name="P58"/>
      <text:p text:style-name="P58">«…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8">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8">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8">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7"/>
      <text:p text:style-name="P47">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
      <text:p text:style-name="P47">Зебра усмехнулась. Я попытался пролепетать извинения, но зебра махнула копытом, показывая на выход и накинула тряпку на фонарь.</text:p>
      <text:p text:style-name="P47"/>
      <text:p text:style-name="P47">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
      <text:p text:style-name="P47"><text:soft-page-break/>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принялась боксировать воздух. Я расхохотался.</text:p>
      <text:p text:style-name="P47"/>
      <text:p text:style-name="P47">– Спасибо, Рэйнбоу Дэш! Я тронут.</text:p>
      <text:p text:style-name="P47">–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7"/>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Тропинка исчезла в снежном сугробе.</text:p>
      <text:p text:style-name="P9"/>
      <text:p text:style-name="P4"><text:soft-page-break/>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text:p>
      <text:p text:style-name="P47"/>
      <text:p text:style-name="P47">Я молча смотрел на неё, слегка пошатываясь. В голове воцарилась звенящая пустота.</text:p>
      <text:p text:style-name="P47"/>
      <text:p text:style-name="P47">Селестия шагнула мне навстречу.</text:p>
      <text:p text:style-name="P47">– Пожалуйста, прошу тебя, не думай так. Мы — не фантазия, мы — живые, мы — существуем! Когда ты так думаешь, я чувствую, как мир тает.</text:p>
      <text:p text:style-name="P47"/>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7"/>
      <text:p text:style-name="P47">– 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
      <text:p text:style-name="P47">Порыв вьюги скрыл аликорницу в вихре снежинок. Её очертания расплылись во мгле.</text:p>
      <text:p text:style-name="P47"/>
      <text:p text:style-name="P47">– Эй, постой! Ты куда? Я пошутил! Погоди, не исчезай! Стой! Не оставляй меня здесь!!! Я пошутил!!!</text:p>
      <text:p text:style-name="P47">Я побежал вперёд, поскальзываясь и падая, всхлипывая и роняя бутылки в снег.</text:p>
      <text:p text:style-name="P47">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7">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6"/>
      <text:p text:style-name="P47">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7"/>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7"><text:soft-page-break/></text:p>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7">– Знаешь, я всё думал над твоими словами тогда. Ну, ты помнишь… В бассейне. Они всё ещё в силе? Я могу быть хотя бы твоим другом?</text:p>
      <text:p text:style-name="P47"/>
      <text:p text:style-name="P47">Аликорница тихо засмеялась, защекотав мне ухо.</text:p>
      <text:p text:style-name="P47">–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47"/>
      <text:p text:style-name="P3">Стук стал громче.</text:p>
      <text:p text:style-name="P3"/>
      <text:p text:style-name="P47">–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Я сжал объятия, чтобы удержать аликорницу. Та напрягла ноги и выровнялась.</text:p>
      <text:p text:style-name="P47">Тёплое дуновение взъерошило мои волосы.</text:p>
      <text:p text:style-name="P47">– Возвращайся, Анон, – шепнула Селестия. – Ты нужен Эквестрии.</text:p>
      <text:p text:style-name="P47">Я поднял голову.</text:p>
      <text:p text:style-name="P47"/>
      <text:p text:style-name="P47">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text:soft-page-break/></text:p>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7"/>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47"/>
      <text:p text:style-name="P3">ТУК-ТУК-ТУК!</text:p>
      <text:p text:style-name="P3"/>
      <text:p text:style-name="P47">– Что за ерунда? – Я схватился за голову, пытаясь не дать ей взорваться. Потом глянул вниз и схватился за другое. – Что за херня?!!</text:p>
      <text:p text:style-name="P47">Я вскочил в спешке и принялся одеваться.</text:p>
      <text:p text:style-name="P47"/>
      <text:p text:style-name="P47">БАЦ-БАЦ-БАЦ!!!</text:p>
      <text:p text:style-name="P47"/>
      <text:p text:style-name="P47">– Уже бегу!</text:p>
      <text:p text:style-name="P47">Одевая штаны, я попрыгал к двери на одной ноге. На пороге стояла серая пегаска с косящим взглядом.</text:p>
      <text:p text:style-name="P47"/>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text:soft-page-break/>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
      <text:p text:style-name="P47">Закрыв дверь, я отправился в город.</text:p>
      <text:p text:style-name="P47"/>
      <text:p text:style-name="P47"><text:soft-page-break/>…</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6"><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8"><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8"><text:span text:style-name="T11">– </text:span>Не скажу. Заклинания Стар Свирла Бородатог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oft-page-break/><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
      <text:p text:style-name="P64">Книгое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Нет. И заводить не собираюсь!</text:span></text:p>
      <text:p text:style-name="P33"><text:span text:style-name="T11">– </text:span><text:span text:style-name="T1">Упс! Эмм… А друзья?</text:span></text:p>
      <text:p text:style-name="P33"><text:span text:style-name="T11">– </text:span><text:span text:style-name="T1">У меня был друг. Упал с крыши дома два месяца назад.</text:span></text:p>
      <text:p text:style-name="P64"/>
      <text:p text:style-name="P64">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text:span text:style-name="T1">Твайлайт</text:span> покраснела и пробормотала нечто вроде: <text:span text:style-name="T28">«кстати, это идея…»</text:span></text:p>
      <text:p text:style-name="P47"/>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oft-page-break/></text:p>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
      <text:p text:style-name="P47">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
      <text:p text:style-name="P47">Я мысленно ругнулся на языкатую единорожку и молча достал из внутреннего кармана куртки пенал с инструментами.</text:p>
      <text:p text:style-name="P47"/>
      <text:p text:style-name="P47">…</text:p>
      <text:p text:style-name="P47"/>
      <text:p text:style-name="P47">Собрав пожитки, я потолкал тележку назад-вперёд.</text:p>
      <text:p text:style-name="P47"><text:soft-page-break/><text:span text:style-name="T11">– Г</text:span>отово. Принимай работу, хозяйка!</text:p>
      <text:p text:style-name="P47"/>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0"/>
      <text:p text:style-name="P50">Ну что же, Анон, если тебе повезёт, ты найдёшь тут пару блюд без травы!</text:p>
      <text:p text:style-name="P50"/>
      <text:p text:style-name="P50">…</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7">Единственный более-менее свободный столик был в углу, за древним музыкальным автоматом.</text:p>
      <text:p text:style-name="P47"/>
      <text:p text:style-name="P47"><text:span text:style-name="T11">– </text:span>Свободно? <text:span text:style-name="T11">– </text:span>спросил я у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oft-page-break/></text:p>
      <text:p text:style-name="P47"><text:span text:style-name="T11">– </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
      <text:p text:style-name="P49">…</text:p>
      <text:p text:style-name="P49"/>
      <text:p text:style-name="P49">Я ел.</text:p>
      <text:p text:style-name="P49">Поняха мрачно смотрела на меня, положив голову на стол. Мне стало неловко от её тяжёлого взгляда и я попытался завести разговор.</text:p>
      <text:p text:style-name="P49"/>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text:p>
      <text:p text:style-name="P49"/>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
      <text:p text:style-name="P49">Вот так и пытайся кому-то помочь, Анон! Благими намерениями…</text:p>
      <text:p text:style-name="P49">Я продолжил есть молча.</text:p>
      <text:p text:style-name="P49"/>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49">Пони подняла голову со стола и села на табуретке прямо.</text:p>
      <text:p text:style-name="P49"><text:span text:style-name="T11">– </text:span>А кто такая ниссан-пикап? И куда ты её водишь? А меня туда сводишь?</text:p>
      <text:p text:style-name="P49"><text:soft-page-break/></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49"/>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
      <text:p text:style-name="P47">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
      <text:p text:style-name="P47">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
      <text:p text:style-name="P47">?!!</text:p>
      <text:p text:style-name="P47"/>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
      <text:p text:style-name="P47"><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7"/>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8">эт правда?</text:span></text:p>
      <text:p text:style-name="P47"><text:span text:style-name="T16">– </text:span><text:span text:style-name="T58">Какая из? Их много, вообще-то. Ик!</text:span></text:p>
      <text:p text:style-name="P47"><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7"><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7"><text:span text:style-name="T16">– </text:span><text:span text:style-name="T58">Пока не умру?</text:span></text:p>
      <text:p text:style-name="P47"><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0"/>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
      <text:p text:style-name="P50">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
      <text:p text:style-name="P50">Холодок незаметно прокрался мне в душу и прояснил мозги. Я кинул взгляд на часы на стене. Было без десяти шесть.</text:p>
      <text:p text:style-name="P50"/>
      <text:p text:style-name="P50">Бля!</text:p>
      <text:p text:style-name="P50"/>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
      <text:p text:style-name="P50">БАМММ!!!</text:p>
      <text:p text:style-name="P50"/>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oft-page-break/></text:p>
      <text:p text:style-name="P50"><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
      <text:p text:style-name="P50">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0"/>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0"/>
      <text:p text:style-name="P50">Но недостаточное.</text:p>
      <text:p text:style-name="P50"/>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Кобылка ткнула в бок белоснежную пони-единорога. Та раскрыла глаза и осмотрелась.</text:p>
      <text:p text:style-name="P50"/>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0"/>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0"/>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0"/>
      <text:p text:style-name="P60">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0"/>
      <text:p text:style-name="P60">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0"/>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
      <text:p text:style-name="P60">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0"/>
      <text:p text:style-name="P60"><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
      <text:p text:style-name="P60">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0"/>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1">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4"/>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
      <text:p text:style-name="P50"><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
      <text:p text:style-name="P50">За окном несколько пони работали <text:span text:style-name="T78">в</text:span>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
      <text:p text:style-name="P50">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soft-page-break/>…</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50"/>
      <text:p text:style-name="P12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8"/>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15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text:span text:style-name="T79">ны</text:span>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153"/>
      <text:p text:style-name="P50">Я осторожно подошёл к краю и глянул вниз.</text:p>
      <text:p text:style-name="P155">И вот тогда я понял, чем Провал отличается от простого разлома. Его стены <text:span text:style-name="T80">в </text:span>рассеянном свете прожектора уходили <text:span text:style-name="T80">вертикально </text:span>вниз и растворялись во тьме без каких-либо признаков дна. Сужения стен на видимой части Провала не наблюдалось.</text:p>
      <text:p text:style-name="P155"/>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
      <text:p text:style-name="P50"><text:span text:style-name="T11">– </text:span>Дэш, нам надо на ту сторону.</text:p>
      <text:p text:style-name="P50"><text:soft-page-break/>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
      <text:p text:style-name="P157"><text:span text:style-name="T85">Чёрт</text:span>.</text:p>
      <text:p text:style-name="P50"/>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text:span text:style-name="T82">ыв</text:span>ала себя левитационным полем. Наконец, спрыгнув на насыпь с другой стороны, фигура скрылась в темноте.</text:p>
      <text:p text:style-name="P50"/>
      <text:p text:style-name="P156">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156">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text:span text:style-name="T83">П</text:span>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
      <text:p text:style-name="P50">Паровоз издал длинный гудок и со стоном осадил назад. Рельса подо мной задрожала и напряглась. <text:span text:style-name="T84">От неё с громким треском оторвался ц</text:span>елый ряд шпал, повиснув одним концом в пропасти. Пар<text:span text:style-name="T84">очка шпал</text:span>,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text:span text:style-name="T84">за пригорок </text:span>и свет прожектора угас, в глубине пропасти засверкали <text:span text:style-name="T84">тусклые искорки</text:span>.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text:span text:style-name="T84">с другой стороны Провала </text:span>и трясся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text:span text:style-name="T84">В</text:span>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oft-page-break/><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text:soft-page-break/>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text:soft-page-break/>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text:soft-page-break/>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text:soft-page-break/>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дискорд!!!</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oft-page-break/><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text:soft-page-break/>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text:soft-page-break/></text:p>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text:soft-page-break/>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9"/>
      <text:p text:style-name="Standard"><text:span text:style-name="T20">P.S. Мне тебя не хватает. Сильно.</text:span><text:span text:style-name="T54">»</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text:soft-page-break/>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text:soft-page-break/>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text:soft-page-break/>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0">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oft-page-break/>«<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text:soft-page-break/>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text:soft-page-break/>–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text:soft-page-break/>–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text:soft-page-break/>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text:soft-page-break/>–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text:soft-page-break/>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text:soft-page-break/>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text:soft-page-break/>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1">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oft-page-break/><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oft-page-break/><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text:soft-page-break/>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text:soft-page-break/>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61">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text:soft-page-break/>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oft-page-break/><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и,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oft-page-break/><text:span text:style-name="T1">«</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4">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oft-page-break/><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ВИЖУ!!! ПРОКЛЯТЬЕ, КАК ВСЁ ПРОСТО!!!</text:p>
      <text:p text:style-name="P52"/>
      <text:p text:style-name="P52"><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 Её тянет к экрану.</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text:soft-page-break/>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text:soft-page-break/>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oft-page-break/><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Мир-дружба-жвачка.</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4">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oft-page-break/>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oft-page-break/><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тёмная точ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 <text:span text:style-name="T11">– вторила мне Лира.</text:span></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oft-page-break/><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oft-page-break/><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oft-page-break/><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oft-page-break/><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9" text:outline-level="2"><text:span text:style-name="T1">22</text:span>. <text:span text:style-name="T1">Лучший</text:span> Гранд Галопин<text:span text:style-name="T1">г</text:span> Гала <text:span text:style-name="T1">в истории</text:span></text:h>
      <text:p text:style-name="P81"/>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text:soft-page-break/>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4">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text:soft-page-break/>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text:soft-page-break/>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soft-page-break/>***</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в башне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text:soft-page-break/>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 Ю-ху-у-у!</text:p>
      <text:p text:style-name="P52">Единорожка умчалась.</text:p>
      <text:p text:style-name="P52"/>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text:soft-page-break/>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1"/>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text:soft-page-break/>–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text:soft-page-break/>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text:soft-page-break/>Луна кивнула.</text:p>
      <text:p text:style-name="P52">–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text:soft-page-break/>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text:soft-page-break/>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2">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6"/>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text:p text:style-name="P52">– Мнэ-э-э. – в этот момент даже козлиное блеяние было для меня верхом геройства.</text:p>
      <text:p text:style-name="P52"/>
      <text:p text:style-name="P52">Подымая тучи пыли, с грохотом обрушилась в провал башня Селестии. Луна с отвалившейся челюстью наблюдала за действом в окно.</text:p>
      <text:p text:style-name="P52"/>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text:soft-page-break/>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3"/>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text:soft-page-break/>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text:soft-page-break/>–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text:soft-page-break/>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4"/>
      <text:p text:style-name="P39">***</text:p>
      <text:p text:style-name="P38"/>
      <text:p text:style-name="P47"><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text:soft-page-break/>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oft-page-break/><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5">26.07.2143 А.С.</text:p>
      <text:p text:style-name="P52"/>
      <text:h text:style-name="Heading_20_2" text:outline-level="2">24. Навсегда. И всегда.</text:h>
      <text:p text:style-name="P130"/>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text:soft-page-break/>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text:soft-page-break/>–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4">Центурия <text:span text:style-name="T51">–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text:soft-page-break/>–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text:soft-page-break/>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text:soft-page-break/>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text:soft-page-break/>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4">Манипула <text:span text:style-name="T51">–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text:soft-page-break/>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text:soft-page-break/>–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text:soft-page-break/>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1">А ч</text:span>то случилось с кракеном?</text:p>
      <text:p text:style-name="P52">–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text:soft-page-break/>–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text:soft-page-break/></text:p>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text:soft-page-break/>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text:soft-page-break/>–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text:soft-page-break/>2<text:span text:style-name="T1">6</text:span>. <text:span text:style-name="T1">Терра</text:span></text:h>
      <text:h text:style-name="P161"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text:soft-page-break/>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text:soft-page-break/>–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text:soft-page-break/>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text:soft-page-break/></text:p>
      <text:h text:style-name="Heading_20_2" text:outline-level="2">2<text:span text:style-name="T1">7</text:span>. <text:span text:style-name="T1">Терра</text:span></text:h>
      <text:h text:style-name="P16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1">– Ты его слишком… эмм, упрощаешь. – продолжала Флаттершай. – Вот, взгляни сюда.</text:p>
      <text:p text:style-name="P101">Флаттершай повернула ко мне экран. Мультяшный Дискорд с полными слёз глазами стоял на ледовом катке перед брошенными коньками.</text:p>
      <text:p text:style-name="P101"><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6">Я с удивлением повернулся к притихшей Флаттершай.</text:p>
      <text:p text:style-name="P106">– А как?</text:p>
      <text:p text:style-name="P106">Девушка обхватила себя руками, как будто от холода. Я еле различал её полушёпот.</text:p>
      <text:p text:style-name="P10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text:soft-page-break/>привносил своего зла, потому что на самом деле… он не злой… Он может очень не нравится, но… эмм, потому что ты видишь только внешнюю картинку.</text:p>
      <text:p text:style-name="P111">– А ты в курсе, что твой Дискорд многократно сжигал Селестию живьём? Хороша шутка, обхохочешься! – выпалил я.</text:p>
      <text:p text:style-name="P11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1"><text:span text:style-name="T11">– Это всего лишь твои домыслы. С тем же успехом я могу объяснить это тем, что он </text:span>— злой придурок!</text:p>
      <text:p text:style-name="P111">– Это не мои… эмм…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101">Девушка слабо улыбнулась.</text:p>
      <text:p text:style-name="P111">– Я не сержусь… На Дискорда трудно не злиться… Он так себя ведёт, потому что его это… эмм… <text:s/>забавляет.</text:p>
      <text:p text:style-name="P3"/>
      <text:p text:style-name="P131">***</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6">– Што ты решил, Анон?</text:p>
      <text:p text:style-name="P96">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text:soft-page-break/>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text:soft-page-break/></text:p>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text:soft-page-break/>–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text:soft-page-break/>–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text:soft-page-break/>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text:span text:style-name="T11">module </text:span>malfunction. Nash AI module stop…</text:p>
      <text:p text:style-name="P88"><text:soft-page-break/>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text:soft-page-break/>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1">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text:soft-page-break/>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text:soft-page-break/>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8"/>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text:soft-page-break/>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text:soft-page-break/>–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2"><text:span text:style-name="T11">– Анон…</text:span><text:span text:style-name="T1"> Тут окно разбито… И верёвка висит. – пискнула Флаттершай из кухни.</text:span></text:p>
      <text:p text:style-name="P100"><text:span text:style-name="T11">– </text:span><text:span text:style-name="T1">Оставь, Флатти, не сейчас! – отмахнулся я.</text:span></text:p>
      <text:p text:style-name="P101">Эпплджек стояла посреди комнаты и оглядывалась.</text:p>
      <text:p text:style-name="P111">– Не нравится мне тут. Чуйка нехорошая…</text:p>
      <text:p text:style-name="P10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0"><text:soft-page-break/><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1">– Привет, Сел.</text:p>
      <text:p text:style-name="P147">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101"><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1"><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1"/>
      <text:h text:style-name="P158" text:outline-level="2">2<text:span text:style-name="T1">9</text:span>. Отбытие</text:h>
      <text:p text:style-name="P115"/>
      <text:p text:style-name="P101"><text:span text:style-name="T11">– </text:span>Оп-па! – пробормотала Эпплджек. – Нежданчик!</text:p>
      <text:p text:style-name="P101">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101"><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101">Дискорд обернулся на голос и в этот момент я швырнул в него кружкой и бросился к нему через комнату с занесенным над головой стулом.</text:p>
      <text:p text:style-name="P101">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text:soft-page-break/></text:p>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1"/>
      <text:p text:style-name="P101">Я раздражённо повернулся к фермерше.</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руке, привязанной к подлокотнику, и покрутил пальцем у виска.</text:p>
      <text:p text:style-name="P101">– Потому што ты напал на него. – пожала плечами Эпплджек. – Я и подумала — тебе виднее. И подсобила маленько.</text:p>
      <text:p text:style-name="P101"/>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2"><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Я повернулся к выходу. Флаттершай проскочила у меня под локтём и кинулась к драконикусу.</text:p>
      <text:p text:style-name="P122"/>
      <text:p text:style-name="P122"><text:span text:style-name="T11">– Нет! Дискорд </text:span>— не убийца!!!</text:p>
      <text:p text:style-name="P122"><text:soft-page-break/>С необычной для неё силой Флаттершай вытащила кляп изо рта драконикуса.</text:p>
      <text:p text:style-name="P12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7"/>
      <text:p text:style-name="P122">Или драконикус — гениальный актёр, или… ?</text:p>
      <text:p text:style-name="P122"/>
      <text:p text:style-name="P122">Я вернулся к драконикусу и уселся на стул напротив него.</text:p>
      <text:p text:style-name="P122"><text:span text:style-name="T11">– Р</text:span>ассказывай.</text:p>
      <text:p text:style-name="P122">Дискорд немного успокоился.</text:p>
      <text:p text:style-name="P122"><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2"><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2">У драконикуса глаза полезли на лоб.</text:p>
      <text:p text:style-name="P122"><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
      <text:p text:style-name="P122">Я задумался. Драконикус, похоже, говорил искренне. Но кто тогда всё это время играл с нами, <text:span text:style-name="T26">словно кот с мышью</text:span>?</text:p>
      <text:p text:style-name="P122"><text:span text:style-name="T11">– </text:span>Анон! <text:span text:style-name="T11">– </text:span>крикнула Эпплджек из прихожей. <text:span text:style-name="T11">– </text:span>Я слышу шум за дверью!</text:p>
      <text:p text:style-name="P122">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2"><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5"/>
      <text:p text:style-name="P125">Эпплджек, с ноутбуком в одной руке и Флаттершай — во второй, кинулась на кухню.</text:p>
      <text:p text:style-name="P122">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text:soft-page-break/>–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
      <text:p text:style-name="P122">Блё-о-о!</text:p>
      <text:p text:style-name="P122"/>
      <text:p text:style-name="P122">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2"/>
      <text:p text:style-name="P122">Я задрал голову.</text:p>
      <text:p text:style-name="P122">О! Так уже легче! Надо мной всего лишь два этажа. Десять метров верёвки. Если не смотреть вниз, то…</text:p>
      <text:p text:style-name="P122"/>
      <text:p text:style-name="P124">«…<text:span text:style-name="T26">Будь храбр. Будь стоек. Будь силён. Что бы ни случилось, помни: Эквестрия с тобой. Эквестрия в тебе. Навсегда. И всегда…»</text:span></text:p>
      <text:p text:style-name="P126"/>
      <text:p text:style-name="P122">Я вытер ладони о штаны, ухватил канат и сделал шаг вперёд…</text:p>
      <text:p text:style-name="P122"/>
      <text:p text:style-name="P122">…</text:p>
      <text:p text:style-name="P122"/>
      <text:p text:style-name="P122">Святые яйца, Анон, ты действительно сделал ЭТО!</text:p>
      <text:p text:style-name="P122"/>
      <text:p text:style-name="P122">…</text:p>
      <text:p text:style-name="P122"/>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text:soft-page-break/>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2">К счастью, фермерша не разжала ног.</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
      <text:p text:style-name="P122">Бляблябляблябля!!! ДА НУ ЕГО НАХУЙ — ТАКОЙ АЛЬПИНИЗ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 ОТПУСТИ КОБЫЛУ!!! – загрохотало мне в ухо.</text:p>
      <text:p text:style-name="P122">Я открыл глаза.</text:p>
      <text:p text:style-name="P122"><text:soft-page-break/>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text:p>
      <text:p text:style-name="P122"/>
      <text:p text:style-name="P122">На длинной шее драконикуса разместились Эпплджек и Флаттершай. Я, для сохранения баланса, разместился ближе к хвосту.</text:p>
      <text:p text:style-name="P122">Дискорд расправил крылья и начал короткую пробежку к краю.</text:p>
      <text:p text:style-name="P122"><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2"/>
      <text:p text:style-name="P122">…ограда края крыши промелькнула под нами…</text:p>
      <text:p text:style-name="P127"/>
      <text:p text:style-name="P122"><text:span text:style-name="T11">– …</text:span>собственно, держаться в воздухе дольше у меня не хватит магии.</text:p>
      <text:p text:style-name="P122"/>
      <text:p text:style-name="P122">Мы летели навстречу закату.</text:p>
      <text:p text:style-name="P122"/>
      <text:p text:style-name="P122">…</text:p>
      <text:p text:style-name="P122"/>
      <text:p text:style-name="P12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2"><text:span text:style-name="T11">– </text:span>Ю-ху-у-у!!!</text:p>
      <text:p text:style-name="P12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text:soft-page-break/>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прижалась к шее Дискорда, отвернулась и закрыла глаза.</text:p>
      <text:p text:style-name="P122">– ВНИМАНИЕ!!! – заорал Дискорд, сложил крылья и влетел в коридор.</text:p>
      <text:p text:style-name="P122"/>
      <text:p text:style-name="P123">***</text:p>
      <text:p text:style-name="P122"/>
      <text:p text:style-name="P122">Бля!!!</text:p>
      <text:h text:style-name="Heading_20_2" text:outline-level="2"/>
      <text:h text:style-name="Heading_20_2" text:outline-level="2"><text:span text:style-name="T1">30</text:span>. Разговор за столиком в <text:span text:style-name="T1">ночи</text:span></text:h>
      <text:p text:style-name="P136"/>
      <text:p text:style-name="P138">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
      <text:p text:style-name="P133">ХА-ХА-ХА!</text:p>
      <text:p text:style-name="P133"/>
      <text:p text:style-name="P133">Прямо как сейчас. Как говорится, найди десять отличий.</text:p>
      <text:p text:style-name="P133">Вот только… Только Дэш была бы жива…</text:p>
      <text:p text:style-name="P137"><text:soft-page-break/>Я тяжело вздохнул.</text:p>
      <text:p text:style-name="P137"/>
      <text:p text:style-name="P137">…</text:p>
      <text:p text:style-name="P137"/>
      <text:p text:style-name="P13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text:soft-page-break/>–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3">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text:soft-page-break/>–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1"><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1">Я запротестовал.</text:p>
      <text:p text:style-name="P103">– В Эквестрии не двигают солнце! Аликорны лишь корректируют орбиту Эквуса и луны вокруг него, хотя все уверены в обратном.</text:p>
      <text:p text:style-name="P103">Анакорн улыбнулся во всю морду.</text:p>
      <text:p text:style-name="P103"><text:soft-page-break/>– Значит, ты уже помогаешь мне, Проводник, даже сам того не осознавая! Я рад!</text:p>
      <text:p text:style-name="P101">Демиург снова отпил из стакана и продолжил.</text:p>
      <text:p text:style-name="P103"/>
      <text:p text:style-name="P10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3">Анакорн только развёл копытами.</text:p>
      <text:p text:style-name="P103">– Не знаю. Может, ему фунты и ярды больше нравятся.</text:p>
      <text:p text:style-name="P103">– Ты так говоришь, будто у Эквуса есть свой собственный разум. – заметил я.</text:p>
      <text:p text:style-name="P103">Анакорн усмехнулся.</text:p>
      <text:p text:style-name="P10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101">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3"/>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26">.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text:span><text:soft-page-break/><text:span text:style-name="T42">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
      <text:p text:style-name="P101">Анакорн прижал одним копытом центр карандаша к столу и ударил по его кончику другим. Карандаш стал вертеться своеобразной юлой.</text:p>
      <text:p text:style-name="P101"/>
      <text:p text:style-name="P101">–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3"/>
      <text:p text:style-name="P101">Я вспомнил события последнего времени моей родины<text:span text:style-name="T11">.</text:span></text:p>
      <text:p text:style-name="P10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1">Анакорн с такой силой надавил копытом на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3">Я развёл руками.</text:p>
      <text:p text:style-name="P10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3">Анакорн улыбнулся и вскочил с пуфика.</text:p>
      <text:p text:style-name="P101"><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6"><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6"/>
      <text:p text:style-name="P106">Я истерически расхохотался.</text:p>
      <text:p text:style-name="P10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6">Спустив пар, я скептически хмыкнул.</text:p>
      <text:p text:style-name="P106">–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101"><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снизился на порядок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text:soft-page-break/>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6">– Почему бы не сделать главной каноническую Эквестрию? Ту, что описана в мультике?</text:p>
      <text:p text:style-name="P106">–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7"/>
      <text:p text:style-name="P106">Анакорн аж подпрыгнул на месте от восторга и стал мне аплодировать.</text:p>
      <text:p text:style-name="P107"/>
      <text:p text:style-name="P106"><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7"/>
      <text:p text:style-name="P107">Я подозрительно посмотрел на Анакорна.</text:p>
      <text:p text:style-name="P107"/>
      <text:p text:style-name="P106"><text:span text:style-name="T18">– </text:span><text:span text:style-name="T51">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text:soft-page-break/>энергию воображения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p>
      <text:p text:style-name="P106">Факн щит<text:note text:id="ftn21" text:note-class="footnote"><text:note-citation>21</text:note-citation><text:note-body><text:p text:style-name="P143">Fucking shit <text:span text:style-name="T2">–</text:span>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т тебе и помахала Эквестрия ручкой, Анон!</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Глаза демиурга бегали, как у застуканного в трамвае безбилетника.</text:p>
      <text:p text:style-name="P106">– А ты студент?</text:p>
      <text:p text:style-name="P106"><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в качестве решения,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12">~~~</text:p>
      <text:p text:style-name="P107"/>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стояла передо мной в сияющем ореоле гривы. Потом она нерешительно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text:soft-page-break/>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7">– В другое время, в другом месте, Анон! В другое время, в другом месте!</text:p>
      <text:p text:style-name="P107"/>
      <text:p text:style-name="P110">~~~</text:p>
      <text:p text:style-name="P110"/>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4">Тёмная аликорница тяжело вздохнула.</text:p>
      <text:p text:style-name="P104">–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4">– Я был бы рад. Мне жаль, что из-за меня погиб твой особенный пони.</text:p>
      <text:p text:style-name="P104">Луна горько вздохнула.</text:p>
      <text:p text:style-name="P104">–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4">Я молча протянул руку к носу аликорницы и попытался легонько сжать его. Рука прошла сквозь тело.</text:p>
      <text:p text:style-name="P114">– Бу-уп! – слабо улыбнулась Луна.</text:p>
      <text:p text:style-name="P104">Аликорница подняла копыто и прижала его к моей груди.</text:p>
      <text:p text:style-name="P10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1"/>
      <text:p text:style-name="P110">~~~</text:p>
      <text:p text:style-name="P111"/>
      <text:p text:style-name="P104">– Думал от меня в другой реальности спрятаться, Проводничёк?!</text:p>
      <text:p text:style-name="P104">Передо мной возникла хмурая морда Дискорда.</text:p>
      <text:p text:style-name="P10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4">Так что, Проводничёк, мы ещё встретимся! В другое время и в другом месте! Жди! В другое время, в другом месте!!!</text:p>
      <text:p text:style-name="P108"/>
      <text:p text:style-name="P109">~~~</text:p>
      <text:p text:style-name="P101"/>
      <text:p text:style-name="P104">– Анон?</text:p>
      <text:p text:style-name="P104"><text:soft-page-break/>– Дэш?!!</text:p>
      <text:p text:style-name="P104">– Эмм… Ты мне снишься?</text:p>
      <text:p text:style-name="P104">– Нет, Дэш, это ты мне снишься.</text:p>
      <text:p text:style-name="P10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4">Пегаска почесала в затылке со смущением.</text:p>
      <text:p text:style-name="P104">– Да? Правда? Ну, офигеть! Что-то я такого не помню совсем. А ты как?</text:p>
      <text:p text:style-name="P100"><text:span text:style-name="T30">– Я в порядке. Вот, возвращаюсь </text:span>в свой мир. Ну, не совсем <text:span text:style-name="T1">в свой</text:span>. Почти.</text:p>
      <text:p text:style-name="P100"><text:span text:style-name="T1">–</text:span> Навсегда? <text:span text:style-name="T1">Ты не вернёшься?</text:span></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1">В голосе пегаски слышались слёзы.</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0"><text:span text:style-name="T1">–</text:span> И тебя, и Твайлайт, и <text:span text:style-name="T1">Пинки</text:span>, и <text:span text:style-name="T1">Эпплджек</text:span>, и всех-всех-всех… Таковы правила.</text:p>
      <text:p text:style-name="P100"><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0">Я опустил руку на шею <text:span text:style-name="T1">пегаски</text:span> и ощутил теплоту и лёгкое покалывание в пустоте.</text:p>
      <text:p text:style-name="P100"><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0"><text:span text:style-name="T1">–</text:span> И лучше рано, чем поздно! Я не люблю <text:span text:style-name="T1">долго </text:span>ждать!</text:p>
      <text:p text:style-name="P100"><text:span text:style-name="T1">–</text:span> Да, Дэш. <text:span text:style-name="T1">–</text:span> её образ начал таять. <text:span text:style-name="T1">–</text:span> Да, я помню.</text:p>
      <text:p text:style-name="P100"/>
      <text:p text:style-name="P100">Я всё ещё помню…</text:p>
      <text:p text:style-name="P52"/>
      <text:h text:style-name="Heading_20_2" text:outline-level="2">Эпилог. Земля</text:h>
      <text:p text:style-name="P113"/>
      <text:p text:style-name="P120"><text:soft-page-break/>Звон будильника чуть не проломил башку. Я открыл глаза. </text:p>
      <text:p text:style-name="P120"/>
      <text:p text:style-name="P12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
      <text:p text:style-name="P120"><text:span text:style-name="T1">Я нашарил ногами тапки и пошёл в ванную. Проходя мимо стола, зацепился взглядом за</text:span> эскиз <text:span text:style-name="T1">рисунка</text:span>.</text:p>
      <text:p text:style-name="P120"/>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
      <text:p text:style-name="P116">Для того, чтобы выдавить остатки пасты на щётку, пришлось затратить серьёзные усилия.</text:p>
      <text:p text:style-name="P116"/>
      <text:p text:style-name="P117">Ага, и купить туалетной бумаги. Иначе уже вечером придётся использовать рекламки, что кидают в почтовый ящик. А они, блин, глянцевые!</text:p>
      <text:p text:style-name="P117"/>
      <text:p text:style-name="P119">Мысли вернулись к фантазии.</text:p>
      <text:p text:style-name="P119"/>
      <text:p text:style-name="P117">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7"/>
      <text:p text:style-name="P116">Попытка притронуться щёткой к зубу вызвала ноющую боль. </text:p>
      <text:p text:style-name="P116"/>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8"/>
      <text:p text:style-name="P116">Доставая из стола ключи от машины, опять наткнулся взглядом на эскиз.</text:p>
      <text:p text:style-name="P116"/>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8">А вот, кстати… А почему бы и нет? Хорошее ведь название? И интригующее — сразу сесть за клавиатуру захотелось.</text:p>
      <text:p text:style-name="P118"/>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12T14:43:39.787832086</dc:date>
    <meta:editing-duration>P156DT21H5M6S</meta:editing-duration>
    <meta:editing-cycles>9972</meta:editing-cycles>
    <meta:generator>LibreOffice/5.1.6.2$Linux_X86_64 LibreOffice_project/10m0$Build-2</meta:generator>
    <meta:printed-by>макс </meta:printed-by>
    <meta:print-date>2017-08-23T21:51:29.95</meta:print-date>
    <meta:document-statistic meta:table-count="0" meta:image-count="0" meta:object-count="0" meta:page-count="256" meta:paragraph-count="4918" meta:word-count="103453" meta:character-count="685586" meta:non-whitespace-character-count="582462"/>
  </office:meta>
</office:document-meta>
</file>